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B84]+[.E54]" office:value-type="float" office:value="92" calcext:value-type="float">
            <text:p>92</text:p>
          </table:table-cell>
          <table:table-cell table:formula="of:=[.D75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1-05" calcext:value-type="date">
            <text:p>05.11.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6]+[.B87]+[.B88]+[.B89]+[.B90]+[.B91]+[.B92]+[.B93]+[.B94]+[.B95]+[.E75]" office:value-type="float" office:value="96" calcext:value-type="float">
            <text:p>96</text:p>
          </table:table-cell>
          <table:table-cell table:formula="of:=[.D86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11-06" calcext:value-type="date">
            <text:p>0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0" calcext:value-type="date">
            <text:p>10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9" calcext:value-type="date">
            <text:p>19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25" calcext:value-type="date">
            <text:p>2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6" calcext:value-type="date">
            <text:p>2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7" calcext:value-type="date">
            <text:p>27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30" calcext:value-type="date">
            <text:p>30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2-09" calcext:value-type="date">
            <text:p>09.12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7]+[.B98]+[.B99]+[.E86]" office:value-type="float" office:value="67" calcext:value-type="float">
            <text:p>67</text:p>
          </table:table-cell>
          <table:table-cell table:formula="of:=[.D97]-40"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9-12-11" calcext:value-type="date">
            <text:p>11.12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2-15" calcext:value-type="date">
            <text:p>15.12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1]+[.B102]+[.B103]+[.B104]+[.B105]+[.E97]" office:value-type="float" office:value="64" calcext:value-type="float">
            <text:p>64</text:p>
          </table:table-cell>
          <table:table-cell table:formula="of:=[.D101]-40"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20-01-10" calcext:value-type="date">
            <text:p>1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16" calcext:value-type="date">
            <text:p>1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19" calcext:value-type="date">
            <text:p>19.01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1-20" calcext:value-type="date">
            <text:p>2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.00.0000</text:date>, <text:time style:data-style-name="N2" text:time-value="19:20:05.530900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04T16:15:24.879670909</meta:creation-date>
    <meta:generator>LibreOffice/6.3.4.2$Linux_X86_64 LibreOffice_project/30$Build-2</meta:generator>
    <dc:date>2020-01-20T19:20:11.002060783</dc:date>
    <meta:editing-duration>P1DT2H2M6S</meta:editing-duration>
    <meta:editing-cycles>249</meta:editing-cycles>
    <meta:document-statistic meta:table-count="1" meta:cell-count="214" meta:object-count="0"/>
  </office:meta>
</office:document-meta>
</file>